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>
      <prfx2:table-cell-properties/>
      <prfx2:text-properties/>
    </prfx2:style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Sheet One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 prfx2:style-name="NoCellRowDefault">
          <prfx2:table-cell/>
          <prfx2:table-cell prfx1:value-type="string" prfx1:string-value="One" prfx2:style-name="NoCellCellDefault">
            <prfx3:p xmlns:prfx3="urn:oasis:names:tc:opendocument:xmlns:text:1.0">One</prfx3:p>
          </prfx2:table-cell>
          <prfx2:table-cell prfx1:value-type="string" prfx1:string-value="Two" prfx2:style-name="NoCellCellDefault">
            <prfx3:p xmlns:prfx3="urn:oasis:names:tc:opendocument:xmlns:text:1.0">Two</prfx3:p>
          </prfx2:table-cell>
          <prfx2:table-cell prfx1:value-type="string" prfx1:string-value="Three" prfx2:style-name="NoCellCellDefault">
            <prfx3:p xmlns:prfx3="urn:oasis:names:tc:opendocument:xmlns:text:1.0">Three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Four" prfx2:style-name="NoCellCellDefault">
            <prfx3:p xmlns:prfx3="urn:oasis:names:tc:opendocument:xmlns:text:1.0">Four</prfx3:p>
          </prfx2:table-cell>
          <prfx2:table-cell prfx1:value-type="string" prfx1:string-value="Five" prfx2:style-name="NoCellCellDefault">
            <prfx3:p xmlns:prfx3="urn:oasis:names:tc:opendocument:xmlns:text:1.0">Five</prfx3:p>
          </prfx2:table-cell>
          <prfx2:table-cell prfx1:value-type="string" prfx1:string-value="Six" prfx2:style-name="NoCellCellDefault">
            <prfx3:p xmlns:prfx3="urn:oasis:names:tc:opendocument:xmlns:text:1.0">Six</prfx3:p>
          </prfx2:table-cell>
          <prfx2:table-cell prfx2:number-columns-repeated="256"/>
        </prfx2:table-row>
        <prfx2:table-row prfx2:number-rows-repeated="256">
          <prfx2:table-cell prfx2:number-columns-repeated="256"/>
        </prfx2:table-row>
      </prfx2:table>
      <prfx2:table xmlns:prfx2="urn:oasis:names:tc:opendocument:xmlns:table:1.0" prfx2:name="Sheet Two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 prfx2:style-name="NoCellRowDefault">
          <prfx2:table-cell/>
          <prfx2:table-cell prfx1:value-type="string" prfx1:string-value="A" prfx2:style-name="NoCellCellDefault">
            <prfx3:p xmlns:prfx3="urn:oasis:names:tc:opendocument:xmlns:text:1.0">A</prfx3:p>
          </prfx2:table-cell>
          <prfx2:table-cell prfx1:value-type="string" prfx1:string-value="B" prfx2:style-name="NoCellCellDefault">
            <prfx3:p xmlns:prfx3="urn:oasis:names:tc:opendocument:xmlns:text:1.0">B</prfx3:p>
          </prfx2:table-cell>
          <prfx2:table-cell prfx1:value-type="string" prfx1:string-value="C" prfx2:style-name="NoCellCellDefault">
            <prfx3:p xmlns:prfx3="urn:oasis:names:tc:opendocument:xmlns:text:1.0">C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One" prfx2:style-name="NoCellCellDefault">
            <prfx3:p xmlns:prfx3="urn:oasis:names:tc:opendocument:xmlns:text:1.0">One</prfx3:p>
          </prfx2:table-cell>
          <prfx2:table-cell prfx1:value-type="string" prfx1:string-value="Two" prfx2:style-name="NoCellCellDefault">
            <prfx3:p xmlns:prfx3="urn:oasis:names:tc:opendocument:xmlns:text:1.0">Two</prfx3:p>
          </prfx2:table-cell>
          <prfx2:table-cell prfx1:value-type="string" prfx1:string-value="Three" prfx2:style-name="NoCellCellDefault">
            <prfx3:p xmlns:prfx3="urn:oasis:names:tc:opendocument:xmlns:text:1.0">Three</prfx3:p>
          </prfx2:table-cell>
          <prfx2:table-cell prfx2:number-columns-repeated="256"/>
        </prfx2:table-row>
        <prfx2:table-row prfx2:number-rows-repeated="256">
          <prfx2:table-cell prfx2:number-columns-repeated="256"/>
        </prfx2:table-row>
      </prfx2:table>
    </prfx1:spreadsheet>
  </prfx1:body>
</prfx1:document-content>
</file>